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Qubit lido</text:p>
          </table:table-cell>
          <table:table-cell office:value-type="string" calcext:value-type="string">
            <text:p>QUBITS <text:s/>20</text:p>
          </table:table-cell>
          <table:table-cell office:value-type="string" calcext:value-type="string">
            <text:p>Desvio</text:p>
          </table:table-cell>
          <table:table-cell/>
          <table:table-cell office:value-type="string" calcext:value-type="string">
            <text:p>QUBITS <text:s/>21</text:p>
          </table:table-cell>
          <table:table-cell table:number-columns-repeated="2"/>
          <table:table-cell office:value-type="string" calcext:value-type="string">
            <text:p>QUBITS <text:s/>22</text:p>
          </table:table-cell>
          <table:table-cell table:number-columns-repeated="2"/>
          <table:table-cell office:value-type="string" calcext:value-type="string">
            <text:p>QUBITS <text:s/>23</text:p>
          </table:table-cell>
          <table:table-cell table:number-columns-repeated="2"/>
          <table:table-cell office:value-type="string" calcext:value-type="string">
            <text:p>QUBITS <text:s/>24</text:p>
          </table:table-cell>
          <table:table-cell table:number-columns-repeated="2"/>
          <table:table-cell office:value-type="string" calcext:value-type="string">
            <text:p>QUBITS <text:s/>25</text:p>
          </table:table-cell>
          <table:table-cell table:number-columns-repeated="2"/>
          <table:table-cell office:value-type="string" calcext:value-type="string">
            <text:p>QUBITS <text:s/>26</text:p>
          </table:table-cell>
          <table:table-cell table:number-columns-repeated="2"/>
          <table:table-cell office:value-type="string" calcext:value-type="string">
            <text:p>QUBITS 27</text:p>
          </table:table-cell>
          <table:table-cell table:number-columns-repeated="2"/>
          <table:table-cell office:value-type="string" calcext:value-type="string">
            <text:p>QUBITS 28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69121" calcext:value-type="float">
            <text:p>0.0669121</text:p>
          </table:table-cell>
          <table:table-cell office:value-type="float" office:value="2.16747" calcext:value-type="float">
            <text:p>2.16747</text:p>
          </table:table-cell>
          <table:table-cell/>
          <table:table-cell office:value-type="float" office:value="0.0668183" calcext:value-type="float">
            <text:p>0.0668183</text:p>
          </table:table-cell>
          <table:table-cell office:value-type="float" office:value="0.448983" calcext:value-type="float">
            <text:p>0.448983</text:p>
          </table:table-cell>
          <table:table-cell/>
          <table:table-cell office:value-type="float" office:value="0.0667223" calcext:value-type="float">
            <text:p>0.0667223</text:p>
          </table:table-cell>
          <table:table-cell office:value-type="float" office:value="0.344999" calcext:value-type="float">
            <text:p>0.344999</text:p>
          </table:table-cell>
          <table:table-cell/>
          <table:table-cell office:value-type="float" office:value="0.0669057" calcext:value-type="float">
            <text:p>0.0669057</text:p>
          </table:table-cell>
          <table:table-cell office:value-type="float" office:value="0.0873554" calcext:value-type="float">
            <text:p>0.0873554</text:p>
          </table:table-cell>
          <table:table-cell/>
          <table:table-cell office:value-type="float" office:value="0.0669597" calcext:value-type="float">
            <text:p>0.0669597</text:p>
          </table:table-cell>
          <table:table-cell office:value-type="float" office:value="0.1983" calcext:value-type="float">
            <text:p>0.1983</text:p>
          </table:table-cell>
          <table:table-cell/>
          <table:table-cell office:value-type="float" office:value="0.0668922" calcext:value-type="float">
            <text:p>0.0668922</text:p>
          </table:table-cell>
          <table:table-cell office:value-type="float" office:value="0.160512" calcext:value-type="float">
            <text:p>0.160512</text:p>
          </table:table-cell>
          <table:table-cell/>
          <table:table-cell office:value-type="float" office:value="0.0669279" calcext:value-type="float">
            <text:p>0.0669279</text:p>
          </table:table-cell>
          <table:table-cell office:value-type="float" office:value="0.460478" calcext:value-type="float">
            <text:p>0.460478</text:p>
          </table:table-cell>
          <table:table-cell/>
          <table:table-cell office:value-type="float" office:value="0.0669262" calcext:value-type="float">
            <text:p>0.0669262</text:p>
          </table:table-cell>
          <table:table-cell office:value-type="float" office:value="0.20644" calcext:value-type="float">
            <text:p>0.20644</text:p>
          </table:table-cell>
          <table:table-cell/>
          <table:table-cell office:value-type="float" office:value="0.0668314" calcext:value-type="float">
            <text:p>0.0668314</text:p>
          </table:table-cell>
          <table:table-cell office:value-type="float" office:value="0.19462" calcext:value-type="float">
            <text:p>0.19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13808" calcext:value-type="float">
            <text:p>0.0713808</text:p>
          </table:table-cell>
          <table:table-cell office:value-type="float" office:value="0.0827684" calcext:value-type="float">
            <text:p>0.0827684</text:p>
          </table:table-cell>
          <table:table-cell/>
          <table:table-cell office:value-type="float" office:value="0.071405" calcext:value-type="float">
            <text:p>0.071405</text:p>
          </table:table-cell>
          <table:table-cell office:value-type="float" office:value="0.0980326" calcext:value-type="float">
            <text:p>0.0980326</text:p>
          </table:table-cell>
          <table:table-cell/>
          <table:table-cell office:value-type="float" office:value="0.0714543" calcext:value-type="float">
            <text:p>0.0714543</text:p>
          </table:table-cell>
          <table:table-cell office:value-type="float" office:value="0.101161" calcext:value-type="float">
            <text:p>0.101161</text:p>
          </table:table-cell>
          <table:table-cell/>
          <table:table-cell office:value-type="float" office:value="0.0716416" calcext:value-type="float">
            <text:p>0.0716416</text:p>
          </table:table-cell>
          <table:table-cell office:value-type="float" office:value="0.0998012" calcext:value-type="float">
            <text:p>0.0998012</text:p>
          </table:table-cell>
          <table:table-cell/>
          <table:table-cell office:value-type="float" office:value="0.0716229" calcext:value-type="float">
            <text:p>0.0716229</text:p>
          </table:table-cell>
          <table:table-cell office:value-type="float" office:value="0.0587851" calcext:value-type="float">
            <text:p>0.0587851</text:p>
          </table:table-cell>
          <table:table-cell/>
          <table:table-cell office:value-type="float" office:value="0.0716708" calcext:value-type="float">
            <text:p>0.0716708</text:p>
          </table:table-cell>
          <table:table-cell office:value-type="float" office:value="0.093929" calcext:value-type="float">
            <text:p>0.093929</text:p>
          </table:table-cell>
          <table:table-cell/>
          <table:table-cell office:value-type="float" office:value="0.0714507" calcext:value-type="float">
            <text:p>0.0714507</text:p>
          </table:table-cell>
          <table:table-cell office:value-type="float" office:value="0.103848" calcext:value-type="float">
            <text:p>0.103848</text:p>
          </table:table-cell>
          <table:table-cell/>
          <table:table-cell office:value-type="float" office:value="0.0714981" calcext:value-type="float">
            <text:p>0.0714981</text:p>
          </table:table-cell>
          <table:table-cell office:value-type="float" office:value="0.104046" calcext:value-type="float">
            <text:p>0.104046</text:p>
          </table:table-cell>
          <table:table-cell/>
          <table:table-cell office:value-type="float" office:value="0.0714655" calcext:value-type="float">
            <text:p>0.0714655</text:p>
          </table:table-cell>
          <table:table-cell office:value-type="float" office:value="0.113792" calcext:value-type="float">
            <text:p>0.113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94164" calcext:value-type="float">
            <text:p>0.0794164</text:p>
          </table:table-cell>
          <table:table-cell office:value-type="float" office:value="0.0468439" calcext:value-type="float">
            <text:p>0.0468439</text:p>
          </table:table-cell>
          <table:table-cell/>
          <table:table-cell office:value-type="float" office:value="0.0794241" calcext:value-type="float">
            <text:p>0.0794241</text:p>
          </table:table-cell>
          <table:table-cell office:value-type="float" office:value="0.0583212" calcext:value-type="float">
            <text:p>0.0583212</text:p>
          </table:table-cell>
          <table:table-cell/>
          <table:table-cell office:value-type="float" office:value="0.0795258" calcext:value-type="float">
            <text:p>0.0795258</text:p>
          </table:table-cell>
          <table:table-cell office:value-type="float" office:value="0.0972515" calcext:value-type="float">
            <text:p>0.0972515</text:p>
          </table:table-cell>
          <table:table-cell/>
          <table:table-cell office:value-type="float" office:value="0.0795191" calcext:value-type="float">
            <text:p>0.0795191</text:p>
          </table:table-cell>
          <table:table-cell office:value-type="float" office:value="0.102957" calcext:value-type="float">
            <text:p>0.102957</text:p>
          </table:table-cell>
          <table:table-cell/>
          <table:table-cell office:value-type="float" office:value="0.0794378" calcext:value-type="float">
            <text:p>0.0794378</text:p>
          </table:table-cell>
          <table:table-cell office:value-type="float" office:value="0.098002" calcext:value-type="float">
            <text:p>0.098002</text:p>
          </table:table-cell>
          <table:table-cell/>
          <table:table-cell office:value-type="float" office:value="0.0795157" calcext:value-type="float">
            <text:p>0.0795157</text:p>
          </table:table-cell>
          <table:table-cell office:value-type="float" office:value="0.109614" calcext:value-type="float">
            <text:p>0.109614</text:p>
          </table:table-cell>
          <table:table-cell/>
          <table:table-cell office:value-type="float" office:value="0.0794333" calcext:value-type="float">
            <text:p>0.0794333</text:p>
          </table:table-cell>
          <table:table-cell office:value-type="float" office:value="0.0858193" calcext:value-type="float">
            <text:p>0.0858193</text:p>
          </table:table-cell>
          <table:table-cell/>
          <table:table-cell office:value-type="float" office:value="0.0795095" calcext:value-type="float">
            <text:p>0.0795095</text:p>
          </table:table-cell>
          <table:table-cell office:value-type="float" office:value="0.0824813" calcext:value-type="float">
            <text:p>0.0824813</text:p>
          </table:table-cell>
          <table:table-cell/>
          <table:table-cell office:value-type="float" office:value="0.0794349" calcext:value-type="float">
            <text:p>0.0794349</text:p>
          </table:table-cell>
          <table:table-cell office:value-type="float" office:value="0.047543" calcext:value-type="float">
            <text:p>0.047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04796" calcext:value-type="float">
            <text:p>0.0904796</text:p>
          </table:table-cell>
          <table:table-cell office:value-type="float" office:value="0.0805265" calcext:value-type="float">
            <text:p>0.0805265</text:p>
          </table:table-cell>
          <table:table-cell/>
          <table:table-cell office:value-type="float" office:value="0.0904921" calcext:value-type="float">
            <text:p>0.0904921</text:p>
          </table:table-cell>
          <table:table-cell office:value-type="float" office:value="0.0577709" calcext:value-type="float">
            <text:p>0.0577709</text:p>
          </table:table-cell>
          <table:table-cell/>
          <table:table-cell office:value-type="float" office:value="0.0908563" calcext:value-type="float">
            <text:p>0.0908563</text:p>
          </table:table-cell>
          <table:table-cell office:value-type="float" office:value="0.058628" calcext:value-type="float">
            <text:p>0.058628</text:p>
          </table:table-cell>
          <table:table-cell/>
          <table:table-cell office:value-type="float" office:value="0.0905334" calcext:value-type="float">
            <text:p>0.0905334</text:p>
          </table:table-cell>
          <table:table-cell office:value-type="float" office:value="0.0970205" calcext:value-type="float">
            <text:p>0.0970205</text:p>
          </table:table-cell>
          <table:table-cell/>
          <table:table-cell office:value-type="float" office:value="0.0904841" calcext:value-type="float">
            <text:p>0.0904841</text:p>
          </table:table-cell>
          <table:table-cell office:value-type="float" office:value="0.0775494" calcext:value-type="float">
            <text:p>0.0775494</text:p>
          </table:table-cell>
          <table:table-cell/>
          <table:table-cell office:value-type="float" office:value="0.0905215" calcext:value-type="float">
            <text:p>0.0905215</text:p>
          </table:table-cell>
          <table:table-cell office:value-type="float" office:value="0.0730541" calcext:value-type="float">
            <text:p>0.0730541</text:p>
          </table:table-cell>
          <table:table-cell/>
          <table:table-cell office:value-type="float" office:value="0.0905033" calcext:value-type="float">
            <text:p>0.0905033</text:p>
          </table:table-cell>
          <table:table-cell office:value-type="float" office:value="0.0867916" calcext:value-type="float">
            <text:p>0.0867916</text:p>
          </table:table-cell>
          <table:table-cell/>
          <table:table-cell office:value-type="float" office:value="0.0905684" calcext:value-type="float">
            <text:p>0.0905684</text:p>
          </table:table-cell>
          <table:table-cell office:value-type="float" office:value="0.0808026" calcext:value-type="float">
            <text:p>0.0808026</text:p>
          </table:table-cell>
          <table:table-cell/>
          <table:table-cell office:value-type="float" office:value="0.0904855" calcext:value-type="float">
            <text:p>0.0904855</text:p>
          </table:table-cell>
          <table:table-cell office:value-type="float" office:value="0.0425787" calcext:value-type="float">
            <text:p>0.0425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629" calcext:value-type="float">
            <text:p>0.103629</text:p>
          </table:table-cell>
          <table:table-cell office:value-type="float" office:value="0.0566949" calcext:value-type="float">
            <text:p>0.0566949</text:p>
          </table:table-cell>
          <table:table-cell/>
          <table:table-cell office:value-type="float" office:value="0.103732" calcext:value-type="float">
            <text:p>0.103732</text:p>
          </table:table-cell>
          <table:table-cell office:value-type="float" office:value="0.0748345" calcext:value-type="float">
            <text:p>0.0748345</text:p>
          </table:table-cell>
          <table:table-cell/>
          <table:table-cell office:value-type="float" office:value="0.104077" calcext:value-type="float">
            <text:p>0.104077</text:p>
          </table:table-cell>
          <table:table-cell office:value-type="float" office:value="0.0772344" calcext:value-type="float">
            <text:p>0.0772344</text:p>
          </table:table-cell>
          <table:table-cell/>
          <table:table-cell office:value-type="float" office:value="0.103658" calcext:value-type="float">
            <text:p>0.103658</text:p>
          </table:table-cell>
          <table:table-cell office:value-type="float" office:value="0.0749474" calcext:value-type="float">
            <text:p>0.0749474</text:p>
          </table:table-cell>
          <table:table-cell/>
          <table:table-cell office:value-type="float" office:value="0.103611" calcext:value-type="float">
            <text:p>0.103611</text:p>
          </table:table-cell>
          <table:table-cell office:value-type="float" office:value="0.0504346" calcext:value-type="float">
            <text:p>0.0504346</text:p>
          </table:table-cell>
          <table:table-cell/>
          <table:table-cell office:value-type="float" office:value="0.10374" calcext:value-type="float">
            <text:p>0.10374</text:p>
          </table:table-cell>
          <table:table-cell office:value-type="float" office:value="0.050261" calcext:value-type="float">
            <text:p>0.050261</text:p>
          </table:table-cell>
          <table:table-cell/>
          <table:table-cell office:value-type="float" office:value="0.103652" calcext:value-type="float">
            <text:p>0.103652</text:p>
          </table:table-cell>
          <table:table-cell office:value-type="float" office:value="0.0948893" calcext:value-type="float">
            <text:p>0.0948893</text:p>
          </table:table-cell>
          <table:table-cell/>
          <table:table-cell office:value-type="float" office:value="0.103685" calcext:value-type="float">
            <text:p>0.103685</text:p>
          </table:table-cell>
          <table:table-cell office:value-type="float" office:value="0.0693304" calcext:value-type="float">
            <text:p>0.0693304</text:p>
          </table:table-cell>
          <table:table-cell/>
          <table:table-cell office:value-type="float" office:value="0.103626" calcext:value-type="float">
            <text:p>0.103626</text:p>
          </table:table-cell>
          <table:table-cell office:value-type="float" office:value="0.0713178" calcext:value-type="float">
            <text:p>0.0713178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3026" calcext:value-type="float">
            <text:p>0.123026</text:p>
          </table:table-cell>
          <table:table-cell office:value-type="float" office:value="0.169317" calcext:value-type="float">
            <text:p>0.169317</text:p>
          </table:table-cell>
          <table:table-cell/>
          <table:table-cell office:value-type="float" office:value="0.12309" calcext:value-type="float">
            <text:p>0.12309</text:p>
          </table:table-cell>
          <table:table-cell office:value-type="float" office:value="0.0860068" calcext:value-type="float">
            <text:p>0.0860068</text:p>
          </table:table-cell>
          <table:table-cell/>
          <table:table-cell office:value-type="float" office:value="0.123271" calcext:value-type="float">
            <text:p>0.123271</text:p>
          </table:table-cell>
          <table:table-cell office:value-type="float" office:value="0.178694" calcext:value-type="float">
            <text:p>0.178694</text:p>
          </table:table-cell>
          <table:table-cell/>
          <table:table-cell office:value-type="float" office:value="0.123139" calcext:value-type="float">
            <text:p>0.123139</text:p>
          </table:table-cell>
          <table:table-cell office:value-type="float" office:value="0.104752" calcext:value-type="float">
            <text:p>0.104752</text:p>
          </table:table-cell>
          <table:table-cell/>
          <table:table-cell office:value-type="float" office:value="0.123002" calcext:value-type="float">
            <text:p>0.123002</text:p>
          </table:table-cell>
          <table:table-cell office:value-type="float" office:value="0.120714" calcext:value-type="float">
            <text:p>0.120714</text:p>
          </table:table-cell>
          <table:table-cell/>
          <table:table-cell office:value-type="float" office:value="0.123205" calcext:value-type="float">
            <text:p>0.123205</text:p>
          </table:table-cell>
          <table:table-cell office:value-type="float" office:value="0.107356" calcext:value-type="float">
            <text:p>0.107356</text:p>
          </table:table-cell>
          <table:table-cell/>
          <table:table-cell office:value-type="float" office:value="0.12305" calcext:value-type="float">
            <text:p>0.12305</text:p>
          </table:table-cell>
          <table:table-cell office:value-type="float" office:value="0.0915454" calcext:value-type="float">
            <text:p>0.0915454</text:p>
          </table:table-cell>
          <table:table-cell/>
          <table:table-cell office:value-type="float" office:value="0.123063" calcext:value-type="float">
            <text:p>0.123063</text:p>
          </table:table-cell>
          <table:table-cell office:value-type="float" office:value="0.174929" calcext:value-type="float">
            <text:p>0.174929</text:p>
          </table:table-cell>
          <table:table-cell/>
          <table:table-cell office:value-type="float" office:value="0.122992" calcext:value-type="float">
            <text:p>0.122992</text:p>
          </table:table-cell>
          <table:table-cell office:value-type="float" office:value="0.117309" calcext:value-type="float">
            <text:p>0.117309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4127" calcext:value-type="float">
            <text:p>0.144127</text:p>
          </table:table-cell>
          <table:table-cell office:value-type="float" office:value="0.125568" calcext:value-type="float">
            <text:p>0.125568</text:p>
          </table:table-cell>
          <table:table-cell/>
          <table:table-cell office:value-type="float" office:value="0.144105" calcext:value-type="float">
            <text:p>0.144105</text:p>
          </table:table-cell>
          <table:table-cell office:value-type="float" office:value="0.186963" calcext:value-type="float">
            <text:p>0.186963</text:p>
          </table:table-cell>
          <table:table-cell/>
          <table:table-cell office:value-type="float" office:value="0.144085" calcext:value-type="float">
            <text:p>0.144085</text:p>
          </table:table-cell>
          <table:table-cell office:value-type="float" office:value="0.214954" calcext:value-type="float">
            <text:p>0.214954</text:p>
          </table:table-cell>
          <table:table-cell/>
          <table:table-cell office:value-type="float" office:value="0.144238" calcext:value-type="float">
            <text:p>0.144238</text:p>
          </table:table-cell>
          <table:table-cell office:value-type="float" office:value="0.137176" calcext:value-type="float">
            <text:p>0.137176</text:p>
          </table:table-cell>
          <table:table-cell/>
          <table:table-cell office:value-type="float" office:value="0.144108" calcext:value-type="float">
            <text:p>0.144108</text:p>
          </table:table-cell>
          <table:table-cell office:value-type="float" office:value="0.17138" calcext:value-type="float">
            <text:p>0.17138</text:p>
          </table:table-cell>
          <table:table-cell/>
          <table:table-cell office:value-type="float" office:value="0.144196" calcext:value-type="float">
            <text:p>0.144196</text:p>
          </table:table-cell>
          <table:table-cell office:value-type="float" office:value="0.18283" calcext:value-type="float">
            <text:p>0.18283</text:p>
          </table:table-cell>
          <table:table-cell/>
          <table:table-cell office:value-type="float" office:value="0.144217" calcext:value-type="float">
            <text:p>0.144217</text:p>
          </table:table-cell>
          <table:table-cell office:value-type="float" office:value="0.166785" calcext:value-type="float">
            <text:p>0.166785</text:p>
          </table:table-cell>
          <table:table-cell/>
          <table:table-cell office:value-type="float" office:value="0.1442" calcext:value-type="float">
            <text:p>0.1442</text:p>
          </table:table-cell>
          <table:table-cell office:value-type="float" office:value="0.233582" calcext:value-type="float">
            <text:p>0.233582</text:p>
          </table:table-cell>
          <table:table-cell/>
          <table:table-cell office:value-type="float" office:value="0.144106" calcext:value-type="float">
            <text:p>0.144106</text:p>
          </table:table-cell>
          <table:table-cell office:value-type="float" office:value="0.189625" calcext:value-type="float">
            <text:p>0.189625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3752" calcext:value-type="float">
            <text:p>0.163752</text:p>
          </table:table-cell>
          <table:table-cell office:value-type="float" office:value="0.244262" calcext:value-type="float">
            <text:p>0.244262</text:p>
          </table:table-cell>
          <table:table-cell/>
          <table:table-cell office:value-type="float" office:value="0.163684" calcext:value-type="float">
            <text:p>0.163684</text:p>
          </table:table-cell>
          <table:table-cell office:value-type="float" office:value="0.38176" calcext:value-type="float">
            <text:p>0.38176</text:p>
          </table:table-cell>
          <table:table-cell/>
          <table:table-cell office:value-type="float" office:value="0.163661" calcext:value-type="float">
            <text:p>0.163661</text:p>
          </table:table-cell>
          <table:table-cell office:value-type="float" office:value="0.289726" calcext:value-type="float">
            <text:p>0.289726</text:p>
          </table:table-cell>
          <table:table-cell/>
          <table:table-cell office:value-type="float" office:value="0.163839" calcext:value-type="float">
            <text:p>0.163839</text:p>
          </table:table-cell>
          <table:table-cell office:value-type="float" office:value="0.210647" calcext:value-type="float">
            <text:p>0.210647</text:p>
          </table:table-cell>
          <table:table-cell/>
          <table:table-cell office:value-type="float" office:value="0.163698" calcext:value-type="float">
            <text:p>0.163698</text:p>
          </table:table-cell>
          <table:table-cell office:value-type="float" office:value="0.303636" calcext:value-type="float">
            <text:p>0.303636</text:p>
          </table:table-cell>
          <table:table-cell/>
          <table:table-cell office:value-type="float" office:value="0.163843" calcext:value-type="float">
            <text:p>0.163843</text:p>
          </table:table-cell>
          <table:table-cell office:value-type="float" office:value="0.37841" calcext:value-type="float">
            <text:p>0.37841</text:p>
          </table:table-cell>
          <table:table-cell/>
          <table:table-cell office:value-type="float" office:value="0.163375" calcext:value-type="float">
            <text:p>0.163375</text:p>
          </table:table-cell>
          <table:table-cell office:value-type="float" office:value="0.461103" calcext:value-type="float">
            <text:p>0.461103</text:p>
          </table:table-cell>
          <table:table-cell/>
          <table:table-cell office:value-type="float" office:value="0.163492" calcext:value-type="float">
            <text:p>0.163492</text:p>
          </table:table-cell>
          <table:table-cell office:value-type="float" office:value="0.369252" calcext:value-type="float">
            <text:p>0.369252</text:p>
          </table:table-cell>
          <table:table-cell/>
          <table:table-cell office:value-type="float" office:value="0.163573" calcext:value-type="float">
            <text:p>0.163573</text:p>
          </table:table-cell>
          <table:table-cell office:value-type="float" office:value="0.359826" calcext:value-type="float">
            <text:p>0.359826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2825" calcext:value-type="float">
            <text:p>0.182825</text:p>
          </table:table-cell>
          <table:table-cell office:value-type="float" office:value="0.305985" calcext:value-type="float">
            <text:p>0.305985</text:p>
          </table:table-cell>
          <table:table-cell/>
          <table:table-cell office:value-type="float" office:value="0.182765" calcext:value-type="float">
            <text:p>0.182765</text:p>
          </table:table-cell>
          <table:table-cell office:value-type="float" office:value="0.357076" calcext:value-type="float">
            <text:p>0.357076</text:p>
          </table:table-cell>
          <table:table-cell/>
          <table:table-cell office:value-type="float" office:value="0.18242" calcext:value-type="float">
            <text:p>0.18242</text:p>
          </table:table-cell>
          <table:table-cell office:value-type="float" office:value="0.514188" calcext:value-type="float">
            <text:p>0.514188</text:p>
          </table:table-cell>
          <table:table-cell/>
          <table:table-cell office:value-type="float" office:value="0.182934" calcext:value-type="float">
            <text:p>0.182934</text:p>
          </table:table-cell>
          <table:table-cell office:value-type="float" office:value="0.283071" calcext:value-type="float">
            <text:p>0.283071</text:p>
          </table:table-cell>
          <table:table-cell/>
          <table:table-cell office:value-type="float" office:value="0.182847" calcext:value-type="float">
            <text:p>0.182847</text:p>
          </table:table-cell>
          <table:table-cell office:value-type="float" office:value="0.369705" calcext:value-type="float">
            <text:p>0.369705</text:p>
          </table:table-cell>
          <table:table-cell/>
          <table:table-cell office:value-type="float" office:value="0.183086" calcext:value-type="float">
            <text:p>0.183086</text:p>
          </table:table-cell>
          <table:table-cell office:value-type="float" office:value="0.103275" calcext:value-type="float">
            <text:p>0.103275</text:p>
          </table:table-cell>
          <table:table-cell/>
          <table:table-cell office:value-type="float" office:value="0.182566" calcext:value-type="float">
            <text:p>0.182566</text:p>
          </table:table-cell>
          <table:table-cell office:value-type="float" office:value="0.431738" calcext:value-type="float">
            <text:p>0.431738</text:p>
          </table:table-cell>
          <table:table-cell/>
          <table:table-cell office:value-type="float" office:value="0.182653" calcext:value-type="float">
            <text:p>0.182653</text:p>
          </table:table-cell>
          <table:table-cell office:value-type="float" office:value="0.40743" calcext:value-type="float">
            <text:p>0.40743</text:p>
          </table:table-cell>
          <table:table-cell/>
          <table:table-cell office:value-type="float" office:value="0.182633" calcext:value-type="float">
            <text:p>0.182633</text:p>
          </table:table-cell>
          <table:table-cell office:value-type="float" office:value="0.464943" calcext:value-type="float">
            <text:p>0.464943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1577" calcext:value-type="float">
            <text:p>0.201577</text:p>
          </table:table-cell>
          <table:table-cell office:value-type="float" office:value="0.342599" calcext:value-type="float">
            <text:p>0.342599</text:p>
          </table:table-cell>
          <table:table-cell/>
          <table:table-cell office:value-type="float" office:value="0.201727" calcext:value-type="float">
            <text:p>0.201727</text:p>
          </table:table-cell>
          <table:table-cell office:value-type="float" office:value="0.162162" calcext:value-type="float">
            <text:p>0.162162</text:p>
          </table:table-cell>
          <table:table-cell/>
          <table:table-cell office:value-type="float" office:value="0.201543" calcext:value-type="float">
            <text:p>0.201543</text:p>
          </table:table-cell>
          <table:table-cell office:value-type="float" office:value="0.23511" calcext:value-type="float">
            <text:p>0.23511</text:p>
          </table:table-cell>
          <table:table-cell/>
          <table:table-cell office:value-type="float" office:value="0.201817" calcext:value-type="float">
            <text:p>0.201817</text:p>
          </table:table-cell>
          <table:table-cell office:value-type="float" office:value="0.134018" calcext:value-type="float">
            <text:p>0.134018</text:p>
          </table:table-cell>
          <table:table-cell/>
          <table:table-cell office:value-type="float" office:value="0.201722" calcext:value-type="float">
            <text:p>0.201722</text:p>
          </table:table-cell>
          <table:table-cell office:value-type="float" office:value="0.134029" calcext:value-type="float">
            <text:p>0.134029</text:p>
          </table:table-cell>
          <table:table-cell/>
          <table:table-cell office:value-type="float" office:value="0.201681" calcext:value-type="float">
            <text:p>0.201681</text:p>
          </table:table-cell>
          <table:table-cell office:value-type="float" office:value="0.198426" calcext:value-type="float">
            <text:p>0.198426</text:p>
          </table:table-cell>
          <table:table-cell/>
          <table:table-cell office:value-type="float" office:value="0.201545" calcext:value-type="float">
            <text:p>0.201545</text:p>
          </table:table-cell>
          <table:table-cell office:value-type="float" office:value="0.217205" calcext:value-type="float">
            <text:p>0.217205</text:p>
          </table:table-cell>
          <table:table-cell/>
          <table:table-cell office:value-type="float" office:value="0.201556" calcext:value-type="float">
            <text:p>0.201556</text:p>
          </table:table-cell>
          <table:table-cell office:value-type="float" office:value="0.313218" calcext:value-type="float">
            <text:p>0.313218</text:p>
          </table:table-cell>
          <table:table-cell/>
          <table:table-cell office:value-type="float" office:value="0.201632" calcext:value-type="float">
            <text:p>0.201632</text:p>
          </table:table-cell>
          <table:table-cell office:value-type="float" office:value="0.167877" calcext:value-type="float">
            <text:p>0.167877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0579" calcext:value-type="float">
            <text:p>0.220579</text:p>
          </table:table-cell>
          <table:table-cell office:value-type="float" office:value="0.0857038" calcext:value-type="float">
            <text:p>0.0857038</text:p>
          </table:table-cell>
          <table:table-cell/>
          <table:table-cell office:value-type="float" office:value="0.220562" calcext:value-type="float">
            <text:p>0.220562</text:p>
          </table:table-cell>
          <table:table-cell office:value-type="float" office:value="0.0847688" calcext:value-type="float">
            <text:p>0.0847688</text:p>
          </table:table-cell>
          <table:table-cell/>
          <table:table-cell office:value-type="float" office:value="0.220209" calcext:value-type="float">
            <text:p>0.220209</text:p>
          </table:table-cell>
          <table:table-cell office:value-type="float" office:value="0.305884" calcext:value-type="float">
            <text:p>0.305884</text:p>
          </table:table-cell>
          <table:table-cell/>
          <table:table-cell office:value-type="float" office:value="0.220677" calcext:value-type="float">
            <text:p>0.220677</text:p>
          </table:table-cell>
          <table:table-cell office:value-type="float" office:value="0.0597628" calcext:value-type="float">
            <text:p>0.0597628</text:p>
          </table:table-cell>
          <table:table-cell/>
          <table:table-cell office:value-type="float" office:value="0.220682" calcext:value-type="float">
            <text:p>0.220682</text:p>
          </table:table-cell>
          <table:table-cell office:value-type="float" office:value="0.155577" calcext:value-type="float">
            <text:p>0.155577</text:p>
          </table:table-cell>
          <table:table-cell/>
          <table:table-cell office:value-type="float" office:value="0.220494" calcext:value-type="float">
            <text:p>0.220494</text:p>
          </table:table-cell>
          <table:table-cell office:value-type="float" office:value="0.17763" calcext:value-type="float">
            <text:p>0.17763</text:p>
          </table:table-cell>
          <table:table-cell/>
          <table:table-cell office:value-type="float" office:value="0.220245" calcext:value-type="float">
            <text:p>0.220245</text:p>
          </table:table-cell>
          <table:table-cell office:value-type="float" office:value="0.329809" calcext:value-type="float">
            <text:p>0.329809</text:p>
          </table:table-cell>
          <table:table-cell/>
          <table:table-cell office:value-type="float" office:value="0.220502" calcext:value-type="float">
            <text:p>0.220502</text:p>
          </table:table-cell>
          <table:table-cell office:value-type="float" office:value="0.190808" calcext:value-type="float">
            <text:p>0.190808</text:p>
          </table:table-cell>
          <table:table-cell/>
          <table:table-cell office:value-type="float" office:value="0.220683" calcext:value-type="float">
            <text:p>0.220683</text:p>
          </table:table-cell>
          <table:table-cell office:value-type="float" office:value="0.0632991" calcext:value-type="float">
            <text:p>0.0632991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942" calcext:value-type="float">
            <text:p>0.23942</text:p>
          </table:table-cell>
          <table:table-cell office:value-type="float" office:value="0.0972989" calcext:value-type="float">
            <text:p>0.0972989</text:p>
          </table:table-cell>
          <table:table-cell/>
          <table:table-cell office:value-type="float" office:value="0.239371" calcext:value-type="float">
            <text:p>0.239371</text:p>
          </table:table-cell>
          <table:table-cell office:value-type="float" office:value="0.0522123" calcext:value-type="float">
            <text:p>0.0522123</text:p>
          </table:table-cell>
          <table:table-cell/>
          <table:table-cell office:value-type="float" office:value="0.239498" calcext:value-type="float">
            <text:p>0.239498</text:p>
          </table:table-cell>
          <table:table-cell office:value-type="float" office:value="0.26951" calcext:value-type="float">
            <text:p>0.26951</text:p>
          </table:table-cell>
          <table:table-cell/>
          <table:table-cell office:value-type="float" office:value="0.239489" calcext:value-type="float">
            <text:p>0.239489</text:p>
          </table:table-cell>
          <table:table-cell office:value-type="float" office:value="0.0915703" calcext:value-type="float">
            <text:p>0.0915703</text:p>
          </table:table-cell>
          <table:table-cell/>
          <table:table-cell office:value-type="float" office:value="0.239733" calcext:value-type="float">
            <text:p>0.239733</text:p>
          </table:table-cell>
          <table:table-cell office:value-type="float" office:value="0.207458" calcext:value-type="float">
            <text:p>0.207458</text:p>
          </table:table-cell>
          <table:table-cell/>
          <table:table-cell office:value-type="float" office:value="0.239128" calcext:value-type="float">
            <text:p>0.239128</text:p>
          </table:table-cell>
          <table:table-cell office:value-type="float" office:value="0.238759" calcext:value-type="float">
            <text:p>0.238759</text:p>
          </table:table-cell>
          <table:table-cell/>
          <table:table-cell office:value-type="float" office:value="0.239265" calcext:value-type="float">
            <text:p>0.239265</text:p>
          </table:table-cell>
          <table:table-cell office:value-type="float" office:value="0.156428" calcext:value-type="float">
            <text:p>0.156428</text:p>
          </table:table-cell>
          <table:table-cell/>
          <table:table-cell office:value-type="float" office:value="0.239138" calcext:value-type="float">
            <text:p>0.239138</text:p>
          </table:table-cell>
          <table:table-cell office:value-type="float" office:value="0.160846" calcext:value-type="float">
            <text:p>0.160846</text:p>
          </table:table-cell>
          <table:table-cell/>
          <table:table-cell office:value-type="float" office:value="0.239281" calcext:value-type="float">
            <text:p>0.239281</text:p>
          </table:table-cell>
          <table:table-cell office:value-type="float" office:value="0.109415" calcext:value-type="float">
            <text:p>0.109415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8747" calcext:value-type="float">
            <text:p>0.258747</text:p>
          </table:table-cell>
          <table:table-cell office:value-type="float" office:value="0.0946919" calcext:value-type="float">
            <text:p>0.0946919</text:p>
          </table:table-cell>
          <table:table-cell/>
          <table:table-cell office:value-type="float" office:value="0.25872" calcext:value-type="float">
            <text:p>0.25872</text:p>
          </table:table-cell>
          <table:table-cell office:value-type="float" office:value="0.135041" calcext:value-type="float">
            <text:p>0.135041</text:p>
          </table:table-cell>
          <table:table-cell/>
          <table:table-cell office:value-type="float" office:value="0.259358" calcext:value-type="float">
            <text:p>0.259358</text:p>
          </table:table-cell>
          <table:table-cell office:value-type="float" office:value="0.0768584" calcext:value-type="float">
            <text:p>0.0768584</text:p>
          </table:table-cell>
          <table:table-cell/>
          <table:table-cell office:value-type="float" office:value="0.258788" calcext:value-type="float">
            <text:p>0.258788</text:p>
          </table:table-cell>
          <table:table-cell office:value-type="float" office:value="0.0918474" calcext:value-type="float">
            <text:p>0.0918474</text:p>
          </table:table-cell>
          <table:table-cell/>
          <table:table-cell office:value-type="float" office:value="0.258883" calcext:value-type="float">
            <text:p>0.258883</text:p>
          </table:table-cell>
          <table:table-cell office:value-type="float" office:value="0.151452" calcext:value-type="float">
            <text:p>0.151452</text:p>
          </table:table-cell>
          <table:table-cell/>
          <table:table-cell office:value-type="float" office:value="0.259106" calcext:value-type="float">
            <text:p>0.259106</text:p>
          </table:table-cell>
          <table:table-cell office:value-type="float" office:value="0.0706317" calcext:value-type="float">
            <text:p>0.0706317</text:p>
          </table:table-cell>
          <table:table-cell/>
          <table:table-cell office:value-type="float" office:value="0.258562" calcext:value-type="float">
            <text:p>0.258562</text:p>
          </table:table-cell>
          <table:table-cell office:value-type="float" office:value="0.143731" calcext:value-type="float">
            <text:p>0.143731</text:p>
          </table:table-cell>
          <table:table-cell/>
          <table:table-cell office:value-type="float" office:value="0.258687" calcext:value-type="float">
            <text:p>0.258687</text:p>
          </table:table-cell>
          <table:table-cell office:value-type="float" office:value="0.120684" calcext:value-type="float">
            <text:p>0.120684</text:p>
          </table:table-cell>
          <table:table-cell/>
          <table:table-cell office:value-type="float" office:value="0.258737" calcext:value-type="float">
            <text:p>0.258737</text:p>
          </table:table-cell>
          <table:table-cell office:value-type="float" office:value="0.0954028" calcext:value-type="float">
            <text:p>0.0954028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8975" calcext:value-type="float">
            <text:p>0.278975</text:p>
          </table:table-cell>
          <table:table-cell office:value-type="float" office:value="0.0432069" calcext:value-type="float">
            <text:p>0.0432069</text:p>
          </table:table-cell>
          <table:table-cell/>
          <table:table-cell office:value-type="float" office:value="0.279717" calcext:value-type="float">
            <text:p>0.279717</text:p>
          </table:table-cell>
          <table:table-cell office:value-type="float" office:value="0.0558156" calcext:value-type="float">
            <text:p>0.0558156</text:p>
          </table:table-cell>
          <table:table-cell/>
          <table:table-cell office:value-type="float" office:value="0.279856" calcext:value-type="float">
            <text:p>0.279856</text:p>
          </table:table-cell>
          <table:table-cell office:value-type="float" office:value="0.070501" calcext:value-type="float">
            <text:p>0.070501</text:p>
          </table:table-cell>
          <table:table-cell/>
          <table:table-cell office:value-type="float" office:value="0.278945" calcext:value-type="float">
            <text:p>0.278945</text:p>
          </table:table-cell>
          <table:table-cell office:value-type="float" office:value="0.0501013" calcext:value-type="float">
            <text:p>0.0501013</text:p>
          </table:table-cell>
          <table:table-cell/>
          <table:table-cell office:value-type="float" office:value="0.279168" calcext:value-type="float">
            <text:p>0.279168</text:p>
          </table:table-cell>
          <table:table-cell office:value-type="float" office:value="0.0322602" calcext:value-type="float">
            <text:p>0.0322602</text:p>
          </table:table-cell>
          <table:table-cell/>
          <table:table-cell office:value-type="float" office:value="0.279046" calcext:value-type="float">
            <text:p>0.279046</text:p>
          </table:table-cell>
          <table:table-cell office:value-type="float" office:value="0.176214" calcext:value-type="float">
            <text:p>0.176214</text:p>
          </table:table-cell>
          <table:table-cell/>
          <table:table-cell office:value-type="float" office:value="0.279144" calcext:value-type="float">
            <text:p>0.279144</text:p>
          </table:table-cell>
          <table:table-cell office:value-type="float" office:value="0.05125" calcext:value-type="float">
            <text:p>0.05125</text:p>
          </table:table-cell>
          <table:table-cell/>
          <table:table-cell office:value-type="float" office:value="0.278727" calcext:value-type="float">
            <text:p>0.278727</text:p>
          </table:table-cell>
          <table:table-cell office:value-type="float" office:value="0.117431" calcext:value-type="float">
            <text:p>0.117431</text:p>
          </table:table-cell>
          <table:table-cell/>
          <table:table-cell office:value-type="float" office:value="0.278846" calcext:value-type="float">
            <text:p>0.278846</text:p>
          </table:table-cell>
          <table:table-cell office:value-type="float" office:value="0.0680619" calcext:value-type="float">
            <text:p>0.0680619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2215" calcext:value-type="float">
            <text:p>0.302215</text:p>
          </table:table-cell>
          <table:table-cell office:value-type="float" office:value="0.113155" calcext:value-type="float">
            <text:p>0.113155</text:p>
          </table:table-cell>
          <table:table-cell/>
          <table:table-cell office:value-type="float" office:value="0.303669" calcext:value-type="float">
            <text:p>0.303669</text:p>
          </table:table-cell>
          <table:table-cell office:value-type="float" office:value="0.0309387" calcext:value-type="float">
            <text:p>0.0309387</text:p>
          </table:table-cell>
          <table:table-cell/>
          <table:table-cell office:value-type="float" office:value="0.303076" calcext:value-type="float">
            <text:p>0.303076</text:p>
          </table:table-cell>
          <table:table-cell office:value-type="float" office:value="0.023149" calcext:value-type="float">
            <text:p>0.023149</text:p>
          </table:table-cell>
          <table:table-cell/>
          <table:table-cell office:value-type="float" office:value="0.302093" calcext:value-type="float">
            <text:p>0.302093</text:p>
          </table:table-cell>
          <table:table-cell office:value-type="float" office:value="0.0567394" calcext:value-type="float">
            <text:p>0.0567394</text:p>
          </table:table-cell>
          <table:table-cell/>
          <table:table-cell office:value-type="float" office:value="0.302774" calcext:value-type="float">
            <text:p>0.302774</text:p>
          </table:table-cell>
          <table:table-cell office:value-type="float" office:value="0.0512056" calcext:value-type="float">
            <text:p>0.0512056</text:p>
          </table:table-cell>
          <table:table-cell/>
          <table:table-cell office:value-type="float" office:value="0.300985" calcext:value-type="float">
            <text:p>0.300985</text:p>
          </table:table-cell>
          <table:table-cell office:value-type="float" office:value="0.029643" calcext:value-type="float">
            <text:p>0.029643</text:p>
          </table:table-cell>
          <table:table-cell/>
          <table:table-cell office:value-type="float" office:value="0.300609" calcext:value-type="float">
            <text:p>0.300609</text:p>
          </table:table-cell>
          <table:table-cell office:value-type="float" office:value="0.0968631" calcext:value-type="float">
            <text:p>0.0968631</text:p>
          </table:table-cell>
          <table:table-cell/>
          <table:table-cell office:value-type="float" office:value="0.300234" calcext:value-type="float">
            <text:p>0.300234</text:p>
          </table:table-cell>
          <table:table-cell office:value-type="float" office:value="0.108437" calcext:value-type="float">
            <text:p>0.108437</text:p>
          </table:table-cell>
          <table:table-cell/>
          <table:table-cell office:value-type="float" office:value="0.300275" calcext:value-type="float">
            <text:p>0.300275</text:p>
          </table:table-cell>
          <table:table-cell office:value-type="float" office:value="0.0441726" calcext:value-type="float">
            <text:p>0.0441726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9285" calcext:value-type="float">
            <text:p>0.329285</text:p>
          </table:table-cell>
          <table:table-cell office:value-type="float" office:value="0.167237" calcext:value-type="float">
            <text:p>0.167237</text:p>
          </table:table-cell>
          <table:table-cell/>
          <table:table-cell office:value-type="float" office:value="0.328858" calcext:value-type="float">
            <text:p>0.328858</text:p>
          </table:table-cell>
          <table:table-cell office:value-type="float" office:value="0.0591246" calcext:value-type="float">
            <text:p>0.0591246</text:p>
          </table:table-cell>
          <table:table-cell/>
          <table:table-cell office:value-type="float" office:value="0.328336" calcext:value-type="float">
            <text:p>0.328336</text:p>
          </table:table-cell>
          <table:table-cell office:value-type="float" office:value="0.057759" calcext:value-type="float">
            <text:p>0.057759</text:p>
          </table:table-cell>
          <table:table-cell/>
          <table:table-cell office:value-type="float" office:value="0.327946" calcext:value-type="float">
            <text:p>0.327946</text:p>
          </table:table-cell>
          <table:table-cell office:value-type="float" office:value="0.0367172" calcext:value-type="float">
            <text:p>0.0367172</text:p>
          </table:table-cell>
          <table:table-cell/>
          <table:table-cell office:value-type="float" office:value="0.327647" calcext:value-type="float">
            <text:p>0.327647</text:p>
          </table:table-cell>
          <table:table-cell office:value-type="float" office:value="0.0520958" calcext:value-type="float">
            <text:p>0.0520958</text:p>
          </table:table-cell>
          <table:table-cell/>
          <table:table-cell office:value-type="float" office:value="0.326494" calcext:value-type="float">
            <text:p>0.326494</text:p>
          </table:table-cell>
          <table:table-cell office:value-type="float" office:value="0.0451568" calcext:value-type="float">
            <text:p>0.0451568</text:p>
          </table:table-cell>
          <table:table-cell/>
          <table:table-cell office:value-type="float" office:value="0.325826" calcext:value-type="float">
            <text:p>0.325826</text:p>
          </table:table-cell>
          <table:table-cell office:value-type="float" office:value="0.172756" calcext:value-type="float">
            <text:p>0.172756</text:p>
          </table:table-cell>
          <table:table-cell/>
          <table:table-cell office:value-type="float" office:value="0.325387" calcext:value-type="float">
            <text:p>0.325387</text:p>
          </table:table-cell>
          <table:table-cell office:value-type="float" office:value="0.140277" calcext:value-type="float">
            <text:p>0.140277</text:p>
          </table:table-cell>
          <table:table-cell/>
          <table:table-cell office:value-type="float" office:value="0.324929" calcext:value-type="float">
            <text:p>0.324929</text:p>
          </table:table-cell>
          <table:table-cell office:value-type="float" office:value="0.0522037" calcext:value-type="float">
            <text:p>0.0522037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60793" calcext:value-type="float">
            <text:p>0.360793</text:p>
          </table:table-cell>
          <table:table-cell office:value-type="float" office:value="0.178717" calcext:value-type="float">
            <text:p>0.178717</text:p>
          </table:table-cell>
          <table:table-cell/>
          <table:table-cell office:value-type="float" office:value="0.360899" calcext:value-type="float">
            <text:p>0.360899</text:p>
          </table:table-cell>
          <table:table-cell office:value-type="float" office:value="0.10014" calcext:value-type="float">
            <text:p>0.10014</text:p>
          </table:table-cell>
          <table:table-cell/>
          <table:table-cell office:value-type="float" office:value="0.360157" calcext:value-type="float">
            <text:p>0.360157</text:p>
          </table:table-cell>
          <table:table-cell office:value-type="float" office:value="0.166591" calcext:value-type="float">
            <text:p>0.166591</text:p>
          </table:table-cell>
          <table:table-cell/>
          <table:table-cell office:value-type="float" office:value="0.357009" calcext:value-type="float">
            <text:p>0.357009</text:p>
          </table:table-cell>
          <table:table-cell office:value-type="float" office:value="0.222438" calcext:value-type="float">
            <text:p>0.222438</text:p>
          </table:table-cell>
          <table:table-cell/>
          <table:table-cell office:value-type="float" office:value="0.359256" calcext:value-type="float">
            <text:p>0.359256</text:p>
          </table:table-cell>
          <table:table-cell office:value-type="float" office:value="0.0951622" calcext:value-type="float">
            <text:p>0.0951622</text:p>
          </table:table-cell>
          <table:table-cell/>
          <table:table-cell office:value-type="float" office:value="0.356631" calcext:value-type="float">
            <text:p>0.356631</text:p>
          </table:table-cell>
          <table:table-cell office:value-type="float" office:value="0.22524" calcext:value-type="float">
            <text:p>0.22524</text:p>
          </table:table-cell>
          <table:table-cell/>
          <table:table-cell office:value-type="float" office:value="0.355644" calcext:value-type="float">
            <text:p>0.355644</text:p>
          </table:table-cell>
          <table:table-cell office:value-type="float" office:value="0.224615" calcext:value-type="float">
            <text:p>0.224615</text:p>
          </table:table-cell>
          <table:table-cell/>
          <table:table-cell office:value-type="float" office:value="0.355149" calcext:value-type="float">
            <text:p>0.355149</text:p>
          </table:table-cell>
          <table:table-cell office:value-type="float" office:value="0.253267" calcext:value-type="float">
            <text:p>0.253267</text:p>
          </table:table-cell>
          <table:table-cell/>
          <table:table-cell office:value-type="float" office:value="0.355126" calcext:value-type="float">
            <text:p>0.355126</text:p>
          </table:table-cell>
          <table:table-cell office:value-type="float" office:value="0.241748" calcext:value-type="float">
            <text:p>0.241748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98998" calcext:value-type="float">
            <text:p>0.398998</text:p>
          </table:table-cell>
          <table:table-cell office:value-type="float" office:value="0.683047" calcext:value-type="float">
            <text:p>0.683047</text:p>
          </table:table-cell>
          <table:table-cell/>
          <table:table-cell office:value-type="float" office:value="0.40353" calcext:value-type="float">
            <text:p>0.40353</text:p>
          </table:table-cell>
          <table:table-cell office:value-type="float" office:value="0.144051" calcext:value-type="float">
            <text:p>0.144051</text:p>
          </table:table-cell>
          <table:table-cell/>
          <table:table-cell office:value-type="float" office:value="0.399673" calcext:value-type="float">
            <text:p>0.399673</text:p>
          </table:table-cell>
          <table:table-cell office:value-type="float" office:value="0.155591" calcext:value-type="float">
            <text:p>0.155591</text:p>
          </table:table-cell>
          <table:table-cell/>
          <table:table-cell office:value-type="float" office:value="0.397071" calcext:value-type="float">
            <text:p>0.397071</text:p>
          </table:table-cell>
          <table:table-cell office:value-type="float" office:value="0.159532" calcext:value-type="float">
            <text:p>0.159532</text:p>
          </table:table-cell>
          <table:table-cell/>
          <table:table-cell office:value-type="float" office:value="0.40001" calcext:value-type="float">
            <text:p>0.40001</text:p>
          </table:table-cell>
          <table:table-cell office:value-type="float" office:value="0.136365" calcext:value-type="float">
            <text:p>0.136365</text:p>
          </table:table-cell>
          <table:table-cell/>
          <table:table-cell office:value-type="float" office:value="0.397111" calcext:value-type="float">
            <text:p>0.397111</text:p>
          </table:table-cell>
          <table:table-cell office:value-type="float" office:value="0.151787" calcext:value-type="float">
            <text:p>0.151787</text:p>
          </table:table-cell>
          <table:table-cell/>
          <table:table-cell office:value-type="float" office:value="0.400297" calcext:value-type="float">
            <text:p>0.400297</text:p>
          </table:table-cell>
          <table:table-cell office:value-type="float" office:value="0.256805" calcext:value-type="float">
            <text:p>0.256805</text:p>
          </table:table-cell>
          <table:table-cell/>
          <table:table-cell office:value-type="float" office:value="0.396961" calcext:value-type="float">
            <text:p>0.396961</text:p>
          </table:table-cell>
          <table:table-cell office:value-type="float" office:value="0.146814" calcext:value-type="float">
            <text:p>0.146814</text:p>
          </table:table-cell>
          <table:table-cell/>
          <table:table-cell office:value-type="float" office:value="0.399431" calcext:value-type="float">
            <text:p>0.399431</text:p>
          </table:table-cell>
          <table:table-cell office:value-type="float" office:value="0.144593" calcext:value-type="float">
            <text:p>0.144593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2289" calcext:value-type="float">
            <text:p>0.462289</text:p>
          </table:table-cell>
          <table:table-cell office:value-type="float" office:value="0.217395" calcext:value-type="float">
            <text:p>0.217395</text:p>
          </table:table-cell>
          <table:table-cell/>
          <table:table-cell office:value-type="float" office:value="0.461691" calcext:value-type="float">
            <text:p>0.461691</text:p>
          </table:table-cell>
          <table:table-cell office:value-type="float" office:value="0.195163" calcext:value-type="float">
            <text:p>0.195163</text:p>
          </table:table-cell>
          <table:table-cell/>
          <table:table-cell office:value-type="float" office:value="0.462495" calcext:value-type="float">
            <text:p>0.462495</text:p>
          </table:table-cell>
          <table:table-cell office:value-type="float" office:value="0.0702274" calcext:value-type="float">
            <text:p>0.0702274</text:p>
          </table:table-cell>
          <table:table-cell/>
          <table:table-cell office:value-type="float" office:value="0.463761" calcext:value-type="float">
            <text:p>0.463761</text:p>
          </table:table-cell>
          <table:table-cell office:value-type="float" office:value="0.0619685" calcext:value-type="float">
            <text:p>0.0619685</text:p>
          </table:table-cell>
          <table:table-cell/>
          <table:table-cell office:value-type="float" office:value="0.464432" calcext:value-type="float">
            <text:p>0.464432</text:p>
          </table:table-cell>
          <table:table-cell office:value-type="float" office:value="0.0867332" calcext:value-type="float">
            <text:p>0.0867332</text:p>
          </table:table-cell>
          <table:table-cell/>
          <table:table-cell office:value-type="float" office:value="0.461274" calcext:value-type="float">
            <text:p>0.461274</text:p>
          </table:table-cell>
          <table:table-cell office:value-type="float" office:value="0.0638456" calcext:value-type="float">
            <text:p>0.0638456</text:p>
          </table:table-cell>
          <table:table-cell/>
          <table:table-cell office:value-type="float" office:value="0.462298" calcext:value-type="float">
            <text:p>0.462298</text:p>
          </table:table-cell>
          <table:table-cell office:value-type="float" office:value="0.0632246" calcext:value-type="float">
            <text:p>0.0632246</text:p>
          </table:table-cell>
          <table:table-cell/>
          <table:table-cell office:value-type="float" office:value="0.460288" calcext:value-type="float">
            <text:p>0.460288</text:p>
          </table:table-cell>
          <table:table-cell office:value-type="float" office:value="0.221221" calcext:value-type="float">
            <text:p>0.221221</text:p>
          </table:table-cell>
          <table:table-cell/>
          <table:table-cell office:value-type="float" office:value="0.462813" calcext:value-type="float">
            <text:p>0.462813</text:p>
          </table:table-cell>
          <table:table-cell office:value-type="float" office:value="0.0452184" calcext:value-type="float">
            <text:p>0.045218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8523" calcext:value-type="float">
            <text:p>0.568523</text:p>
          </table:table-cell>
          <table:table-cell office:value-type="float" office:value="0.292338" calcext:value-type="float">
            <text:p>0.292338</text:p>
          </table:table-cell>
          <table:table-cell/>
          <table:table-cell office:value-type="float" office:value="0.566276" calcext:value-type="float">
            <text:p>0.566276</text:p>
          </table:table-cell>
          <table:table-cell office:value-type="float" office:value="0.389398" calcext:value-type="float">
            <text:p>0.389398</text:p>
          </table:table-cell>
          <table:table-cell/>
          <table:table-cell office:value-type="float" office:value="0.566588" calcext:value-type="float">
            <text:p>0.566588</text:p>
          </table:table-cell>
          <table:table-cell office:value-type="float" office:value="0.0775245" calcext:value-type="float">
            <text:p>0.0775245</text:p>
          </table:table-cell>
          <table:table-cell/>
          <table:table-cell office:value-type="float" office:value="0.566799" calcext:value-type="float">
            <text:p>0.566799</text:p>
          </table:table-cell>
          <table:table-cell office:value-type="float" office:value="0.0702865" calcext:value-type="float">
            <text:p>0.0702865</text:p>
          </table:table-cell>
          <table:table-cell/>
          <table:table-cell office:value-type="float" office:value="0.56801" calcext:value-type="float">
            <text:p>0.56801</text:p>
          </table:table-cell>
          <table:table-cell office:value-type="float" office:value="0.0409465" calcext:value-type="float">
            <text:p>0.0409465</text:p>
          </table:table-cell>
          <table:table-cell/>
          <table:table-cell office:value-type="float" office:value="0.567148" calcext:value-type="float">
            <text:p>0.567148</text:p>
          </table:table-cell>
          <table:table-cell office:value-type="float" office:value="0.0691006" calcext:value-type="float">
            <text:p>0.0691006</text:p>
          </table:table-cell>
          <table:table-cell/>
          <table:table-cell office:value-type="float" office:value="0.568403" calcext:value-type="float">
            <text:p>0.568403</text:p>
          </table:table-cell>
          <table:table-cell office:value-type="float" office:value="0.0476143" calcext:value-type="float">
            <text:p>0.0476143</text:p>
          </table:table-cell>
          <table:table-cell/>
          <table:table-cell office:value-type="float" office:value="0.566368" calcext:value-type="float">
            <text:p>0.566368</text:p>
          </table:table-cell>
          <table:table-cell office:value-type="float" office:value="0.0795263" calcext:value-type="float">
            <text:p>0.0795263</text:p>
          </table:table-cell>
          <table:table-cell/>
          <table:table-cell office:value-type="float" office:value="0.569993" calcext:value-type="float">
            <text:p>0.569993</text:p>
          </table:table-cell>
          <table:table-cell office:value-type="float" office:value="0.0764416" calcext:value-type="float">
            <text:p>0.0764416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56871" calcext:value-type="float">
            <text:p>0.56871</text:p>
          </table:table-cell>
          <table:table-cell office:value-type="float" office:value="0.0316398" calcext:value-type="float">
            <text:p>0.0316398</text:p>
          </table:table-cell>
          <table:table-cell/>
          <table:table-cell office:value-type="float" office:value="0.566502" calcext:value-type="float">
            <text:p>0.566502</text:p>
          </table:table-cell>
          <table:table-cell office:value-type="float" office:value="0.029771" calcext:value-type="float">
            <text:p>0.029771</text:p>
          </table:table-cell>
          <table:table-cell/>
          <table:table-cell office:value-type="float" office:value="0.56642" calcext:value-type="float">
            <text:p>0.56642</text:p>
          </table:table-cell>
          <table:table-cell office:value-type="float" office:value="0.029189" calcext:value-type="float">
            <text:p>0.029189</text:p>
          </table:table-cell>
          <table:table-cell/>
          <table:table-cell office:value-type="float" office:value="0.567963" calcext:value-type="float">
            <text:p>0.567963</text:p>
          </table:table-cell>
          <table:table-cell office:value-type="float" office:value="0.0341648" calcext:value-type="float">
            <text:p>0.0341648</text:p>
          </table:table-cell>
          <table:table-cell/>
          <table:table-cell office:value-type="float" office:value="0.567035" calcext:value-type="float">
            <text:p>0.567035</text:p>
          </table:table-cell>
          <table:table-cell office:value-type="float" office:value="0.0348539" calcext:value-type="float">
            <text:p>0.0348539</text:p>
          </table:table-cell>
          <table:table-cell/>
          <table:table-cell office:value-type="float" office:value="0.568505" calcext:value-type="float">
            <text:p>0.568505</text:p>
          </table:table-cell>
          <table:table-cell office:value-type="float" office:value="0.0283566" calcext:value-type="float">
            <text:p>0.0283566</text:p>
          </table:table-cell>
          <table:table-cell/>
          <table:table-cell office:value-type="float" office:value="0.566188" calcext:value-type="float">
            <text:p>0.566188</text:p>
          </table:table-cell>
          <table:table-cell office:value-type="float" office:value="0.0221022" calcext:value-type="float">
            <text:p>0.0221022</text:p>
          </table:table-cell>
          <table:table-cell/>
          <table:table-cell office:value-type="float" office:value="0.569914" calcext:value-type="float">
            <text:p>0.569914</text:p>
          </table:table-cell>
          <table:table-cell office:value-type="float" office:value="0.0236649" calcext:value-type="float">
            <text:p>0.0236649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0.566513" calcext:value-type="float">
            <text:p>0.566513</text:p>
          </table:table-cell>
          <table:table-cell office:value-type="float" office:value="0.03264" calcext:value-type="float">
            <text:p>0.03264</text:p>
          </table:table-cell>
          <table:table-cell/>
          <table:table-cell office:value-type="float" office:value="0.566407" calcext:value-type="float">
            <text:p>0.566407</text:p>
          </table:table-cell>
          <table:table-cell office:value-type="float" office:value="0.0298295" calcext:value-type="float">
            <text:p>0.0298295</text:p>
          </table:table-cell>
          <table:table-cell/>
          <table:table-cell office:value-type="float" office:value="0.567915" calcext:value-type="float">
            <text:p>0.567915</text:p>
          </table:table-cell>
          <table:table-cell office:value-type="float" office:value="0.0260287" calcext:value-type="float">
            <text:p>0.0260287</text:p>
          </table:table-cell>
          <table:table-cell/>
          <table:table-cell office:value-type="float" office:value="0.567053" calcext:value-type="float">
            <text:p>0.567053</text:p>
          </table:table-cell>
          <table:table-cell office:value-type="float" office:value="0.0274447" calcext:value-type="float">
            <text:p>0.0274447</text:p>
          </table:table-cell>
          <table:table-cell/>
          <table:table-cell office:value-type="float" office:value="0.568535" calcext:value-type="float">
            <text:p>0.568535</text:p>
          </table:table-cell>
          <table:table-cell office:value-type="float" office:value="0.0265111" calcext:value-type="float">
            <text:p>0.0265111</text:p>
          </table:table-cell>
          <table:table-cell/>
          <table:table-cell office:value-type="float" office:value="0.566142" calcext:value-type="float">
            <text:p>0.566142</text:p>
          </table:table-cell>
          <table:table-cell office:value-type="float" office:value="0.0221231" calcext:value-type="float">
            <text:p>0.0221231</text:p>
          </table:table-cell>
          <table:table-cell/>
          <table:table-cell office:value-type="float" office:value="0.569882" calcext:value-type="float">
            <text:p>0.569882</text:p>
          </table:table-cell>
          <table:table-cell office:value-type="float" office:value="0.0323474" calcext:value-type="float">
            <text:p>0.032347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0.56643" calcext:value-type="float">
            <text:p>0.56643</text:p>
          </table:table-cell>
          <table:table-cell office:value-type="float" office:value="0.0281811" calcext:value-type="float">
            <text:p>0.0281811</text:p>
          </table:table-cell>
          <table:table-cell/>
          <table:table-cell office:value-type="float" office:value="0.567898" calcext:value-type="float">
            <text:p>0.567898</text:p>
          </table:table-cell>
          <table:table-cell office:value-type="float" office:value="0.0318712" calcext:value-type="float">
            <text:p>0.0318712</text:p>
          </table:table-cell>
          <table:table-cell/>
          <table:table-cell office:value-type="float" office:value="0.567065" calcext:value-type="float">
            <text:p>0.567065</text:p>
          </table:table-cell>
          <table:table-cell office:value-type="float" office:value="0.0357116" calcext:value-type="float">
            <text:p>0.0357116</text:p>
          </table:table-cell>
          <table:table-cell/>
          <table:table-cell office:value-type="float" office:value="0.568518" calcext:value-type="float">
            <text:p>0.568518</text:p>
          </table:table-cell>
          <table:table-cell office:value-type="float" office:value="0.0280631" calcext:value-type="float">
            <text:p>0.0280631</text:p>
          </table:table-cell>
          <table:table-cell/>
          <table:table-cell office:value-type="float" office:value="0.566227" calcext:value-type="float">
            <text:p>0.566227</text:p>
          </table:table-cell>
          <table:table-cell office:value-type="float" office:value="0.0301881" calcext:value-type="float">
            <text:p>0.0301881</text:p>
          </table:table-cell>
          <table:table-cell/>
          <table:table-cell office:value-type="float" office:value="0.569924" calcext:value-type="float">
            <text:p>0.569924</text:p>
          </table:table-cell>
          <table:table-cell office:value-type="float" office:value="0.0260515" calcext:value-type="float">
            <text:p>0.0260515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0.567916" calcext:value-type="float">
            <text:p>0.567916</text:p>
          </table:table-cell>
          <table:table-cell office:value-type="float" office:value="0.0244595" calcext:value-type="float">
            <text:p>0.0244595</text:p>
          </table:table-cell>
          <table:table-cell/>
          <table:table-cell office:value-type="float" office:value="0.567047" calcext:value-type="float">
            <text:p>0.567047</text:p>
          </table:table-cell>
          <table:table-cell office:value-type="float" office:value="0.0382247" calcext:value-type="float">
            <text:p>0.0382247</text:p>
          </table:table-cell>
          <table:table-cell/>
          <table:table-cell office:value-type="float" office:value="0.568515" calcext:value-type="float">
            <text:p>0.568515</text:p>
          </table:table-cell>
          <table:table-cell office:value-type="float" office:value="0.0284058" calcext:value-type="float">
            <text:p>0.0284058</text:p>
          </table:table-cell>
          <table:table-cell/>
          <table:table-cell office:value-type="float" office:value="0.566217" calcext:value-type="float">
            <text:p>0.566217</text:p>
          </table:table-cell>
          <table:table-cell office:value-type="float" office:value="0.0307309" calcext:value-type="float">
            <text:p>0.0307309</text:p>
          </table:table-cell>
          <table:table-cell/>
          <table:table-cell office:value-type="float" office:value="0.569927" calcext:value-type="float">
            <text:p>0.569927</text:p>
          </table:table-cell>
          <table:table-cell office:value-type="float" office:value="0.029711" calcext:value-type="float">
            <text:p>0.029711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float" office:value="0.567017" calcext:value-type="float">
            <text:p>0.567017</text:p>
          </table:table-cell>
          <table:table-cell office:value-type="float" office:value="0.0277918" calcext:value-type="float">
            <text:p>0.0277918</text:p>
          </table:table-cell>
          <table:table-cell/>
          <table:table-cell office:value-type="float" office:value="0.568476" calcext:value-type="float">
            <text:p>0.568476</text:p>
          </table:table-cell>
          <table:table-cell office:value-type="float" office:value="0.0318898" calcext:value-type="float">
            <text:p>0.0318898</text:p>
          </table:table-cell>
          <table:table-cell/>
          <table:table-cell office:value-type="float" office:value="0.566223" calcext:value-type="float">
            <text:p>0.566223</text:p>
          </table:table-cell>
          <table:table-cell office:value-type="float" office:value="0.0285295" calcext:value-type="float">
            <text:p>0.0285295</text:p>
          </table:table-cell>
          <table:table-cell/>
          <table:table-cell office:value-type="float" office:value="0.569932" calcext:value-type="float">
            <text:p>0.569932</text:p>
          </table:table-cell>
          <table:table-cell office:value-type="float" office:value="0.026216" calcext:value-type="float">
            <text:p>0.026216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8"/>
          <table:table-cell office:value-type="float" office:value="0.568539" calcext:value-type="float">
            <text:p>0.568539</text:p>
          </table:table-cell>
          <table:table-cell office:value-type="float" office:value="0.0302585" calcext:value-type="float">
            <text:p>0.0302585</text:p>
          </table:table-cell>
          <table:table-cell/>
          <table:table-cell office:value-type="float" office:value="0.565735" calcext:value-type="float">
            <text:p>0.565735</text:p>
          </table:table-cell>
          <table:table-cell office:value-type="float" office:value="0.0369828" calcext:value-type="float">
            <text:p>0.0369828</text:p>
          </table:table-cell>
          <table:table-cell/>
          <table:table-cell office:value-type="float" office:value="0.56988" calcext:value-type="float">
            <text:p>0.56988</text:p>
          </table:table-cell>
          <table:table-cell office:value-type="float" office:value="0.0212285" calcext:value-type="float">
            <text:p>0.0212285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1"/>
          <table:table-cell office:value-type="float" office:value="0.565654" calcext:value-type="float">
            <text:p>0.565654</text:p>
          </table:table-cell>
          <table:table-cell office:value-type="float" office:value="0.0313322" calcext:value-type="float">
            <text:p>0.0313322</text:p>
          </table:table-cell>
          <table:table-cell/>
          <table:table-cell office:value-type="float" office:value="0.569873" calcext:value-type="float">
            <text:p>0.569873</text:p>
          </table:table-cell>
          <table:table-cell office:value-type="float" office:value="0.0365892" calcext:value-type="float">
            <text:p>0.0365892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4"/>
          <table:table-cell office:value-type="float" office:value="0.569877" calcext:value-type="float">
            <text:p>0.569877</text:p>
          </table:table-cell>
          <table:table-cell office:value-type="float" office:value="0.0346958" calcext:value-type="float">
            <text:p>0.0346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5:36:50.987561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3:11:36.195673456</meta:creation-date>
    <dc:date>2017-07-05T15:50:45.090502749</dc:date>
    <meta:editing-duration>PT46M27S</meta:editing-duration>
    <meta:editing-cycles>3</meta:editing-cycles>
    <meta:generator>LibreOffice/4.2.8.2$Linux_X86_64 LibreOffice_project/420m0$Build-2</meta:generator>
    <meta:document-statistic meta:table-count="1" meta:cell-count="471" meta:object-count="0"/>
  </office:meta>
</office:document-meta>
</file>